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5pt" officeooo:rsid="00169a40" officeooo:paragraph-rsid="00169a40" style:font-size-asian="15pt" style:font-size-complex="15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Arial" fo:font-size="15pt" officeooo:rsid="0017e2b0" officeooo:paragraph-rsid="0017e2b0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5pt" officeooo:rsid="0017e2b0" officeooo:paragraph-rsid="0017e2b0" style:font-size-asian="15pt" style:font-size-complex="15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5pt" officeooo:rsid="0018e605" officeooo:paragraph-rsid="0018e605" style:font-size-asian="15pt" style:font-size-complex="15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5pt" officeooo:rsid="001b5bb3" officeooo:paragraph-rsid="001b5bb3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8pt" officeooo:rsid="00169a40" officeooo:paragraph-rsid="00169a40" style:font-size-asian="18pt" style:font-size-complex="18pt"/>
    </style:style>
    <style:style style:name="T1" style:family="text">
      <style:text-properties officeooo:rsid="0017e2b0"/>
    </style:style>
    <style:style style:name="T2" style:family="text">
      <style:text-properties officeooo:rsid="0019e775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ERJ Zona oeste</text:p>
      <text:p text:style-name="P1"/>
      <text:p text:style-name="P1"/>
      <text:p text:style-name="P1"/>
      <text:p text:style-name="P1">Jonatha Salles Menezes</text:p>
      <text:p text:style-name="P1">2211312125</text:p>
      <text:p text:style-name="P1"/>
      <text:p text:style-name="P1"/>
      <text:p text:style-name="P1"/>
      <text:p text:style-name="P1"/>
      <text:p text:style-name="P9">Lista 04 – Sistemas de numeração e álgebra booleana</text:p>
      <text:p text:style-name="P3">INF5312 - Organização de computador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io de Janeiro</text:p>
      <text:p text:style-name="P3">2022</text:p>
      <text:p text:style-name="P4"><text:soft-page-break/>Exercício 1)</text:p>
      <text:p text:style-name="P4">O IEEE 754 é um padrão técnico para o ponto flutuante na computação, <text:span text:style-name="T2">utilizado nos computadores modernos,</text:span> implementado pelo Instituto de Engenheiros Elétrico e Eletrônicos. <text:span text:style-name="T1">Essa forma de representação é a mais eficiente na maioria dos casos. O IEEE 754 possui 3 características básicas:</text:span></text:p>
      <text:list xml:id="list3547067510" text:style-name="L1">
        <text:list-item>
          <text:p text:style-name="P5">Sinal da mantissa</text:p>
        </text:list-item>
        <text:list-item>
          <text:p text:style-name="P5">Expoente com sinal</text:p>
        </text:list-item>
        <text:list-item>
          <text:p text:style-name="P5">Mantissa normalizada (0 e vírgula seguido do primeiro 1)</text:p>
          <text:p text:style-name="P5"/>
        </text:list-item>
      </text:list>
      <text:p text:style-name="P6">Exercício 2)</text:p>
      <text:p text:style-name="P7">32 bits: 1 bit para o sinal do número, 8 para o expoente e seu sinal e 23 para a mantissa normalizada.</text:p>
      <text:p text:style-name="P7">64 bits: 1 bit para o sinal do número, 11 para o expoente e seu sinal e 52 para a mantissa normalizada.</text:p>
      <text:p text:style-name="P4"/>
      <text:p text:style-name="P8">Exercício 5)</text:p>
      <text:p text:style-name="P8">É possível saber se o valor está certo justamente pelo bit de paridade, que, ao saber se é par ou ímpar, permite à máquina analisar algum defeito com o transporte de bits.</text:p>
      <text:p text:style-name="P8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ferências</text:p>
      <text:p text:style-name="P4"><text:a xlink:type="simple" xlink:href="https://www.geeksforgeeks.org/ieee-standard-754-floating-point-numbers/" text:style-name="Internet_20_link" text:visited-style-name="Visited_20_Internet_20_Link">IEEE Standard 754 Floating Point Numbers - GeeksforGeeks</text:a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LO-Normal" style:family="paragraph">
      <style:paragraph-properties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0" style:font-family-complex="0" style:font-family-generic-complex="system" style:font-pitch-complex="variable" style:font-size-complex="12pt" style:language-complex="hi" style:country-complex="IN" fo:hyphenate="false" loext:hyphenation-no-caps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31T14:41:03.165000000</dc:date>
    <meta:editing-duration>PT22H4M7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20" meta:word-count="178" meta:character-count="1014" meta:non-whitespace-character-count="857"/>
  </office:meta>
</office:document-meta>
</file>